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arboro,</text:p>
      <text:p text:style-name="Normal">v tento magický den lásky si dovoluji sdílet s tebou přání, které je stejně vzácné a jedinečné jako naše spojení pod znamením Psa. Naše cesty se proplely nejen ve škole, ale i v hlubší rovině univerza, a právě tato společná stopa vede k něčemu zvláštnímu. Jako pes, jsme loajální, ochotní chránit ty, na kterých nám záleží, a společně kráčíme cestou objevů s otevřeným srdcem a duší připravenou na všechna překvapení života.</text:p>
      <text:p text:style-name="Normal">Nechť nám archanděl Raziel, ochránce tajemství a průvodce naší intuice, osvětluje cestu, a přeji, aby naše vzájemná podpora a porozumění byla stejně silná jako věrnost a odvaha, které znamení Psa symbolizuje. Ve světle pravé lásky a hlubokého porozumění se otevírá srdce k nekonečným možnostem. Krásný Valentýn, Barbora!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